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4d860" officeooo:paragraph-rsid="0014d86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4d860" officeooo:paragraph-rsid="0014d860" style:font-weight-asian="bold" style:font-weight-complex="bold"/>
    </style:style>
    <style:style style:name="P3" style:family="paragraph" style:parent-style-name="Standard">
      <style:text-properties fo:font-weight="bold" officeooo:rsid="0018156d" officeooo:paragraph-rsid="0018156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8156d" officeooo:paragraph-rsid="0018156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02f02" officeooo:paragraph-rsid="00202f0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19a94" officeooo:paragraph-rsid="00219a94" style:font-weight-asian="bold" style:font-weight-complex="bold"/>
    </style:style>
    <style:style style:name="P7" style:family="paragraph" style:parent-style-name="Standard" style:list-style-name="L4">
      <style:paragraph-properties fo:text-align="center" style:justify-single-word="false"/>
      <style:text-properties style:text-underline-style="none" fo:font-weight="normal" officeooo:rsid="0018156d" officeooo:paragraph-rsid="0018156d" style:font-weight-asian="normal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18156d" officeooo:paragraph-rsid="001b67a5" style:font-weight-asian="normal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18156d" officeooo:paragraph-rsid="0018156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18156d" officeooo:paragraph-rsid="0018ff89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18156d" officeooo:paragraph-rsid="0018156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1b67a5" officeooo:paragraph-rsid="001b67a5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202f02" officeooo:paragraph-rsid="00202f02" style:font-weight-asian="normal" style:font-weight-complex="normal"/>
    </style:style>
    <style:style style:name="P14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202f02" officeooo:paragraph-rsid="00202f02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219a94" officeooo:paragraph-rsid="00219a94" style:font-weight-asian="normal" style:font-weight-complex="normal"/>
    </style:style>
    <style:style style:name="P16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219a94" officeooo:paragraph-rsid="00219a94" style:font-weight-asian="normal" style:font-weight-complex="normal"/>
    </style:style>
    <style:style style:name="P17" style:family="paragraph" style:parent-style-name="Standard" style:list-style-name="L9">
      <style:paragraph-properties fo:text-align="start" style:justify-single-word="false"/>
      <style:text-properties style:text-underline-style="none" fo:font-weight="normal" officeooo:rsid="00219a94" officeooo:paragraph-rsid="00219a94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233724" officeooo:paragraph-rsid="00233724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text-underline-style="none" fo:font-weight="bold" officeooo:rsid="0018156d" officeooo:paragraph-rsid="0018156d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bold" officeooo:rsid="0018156d" officeooo:paragraph-rsid="0018156d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bold" officeooo:rsid="001b67a5" officeooo:paragraph-rsid="001b67a5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officeooo:rsid="001aa842" officeooo:paragraph-rsid="001aa842"/>
    </style:style>
    <style:style style:name="P23" style:family="paragraph" style:parent-style-name="Standard" style:list-style-name="L6">
      <style:paragraph-properties fo:text-align="start" style:justify-single-word="false"/>
      <style:text-properties officeooo:paragraph-rsid="0018156d"/>
    </style:style>
    <style:style style:name="P24" style:family="paragraph" style:parent-style-name="Standard">
      <style:paragraph-properties fo:break-before="page"/>
    </style:style>
    <style:style style:name="P25" style:family="paragraph" style:parent-style-name="Table_20_Contents">
      <style:paragraph-properties fo:text-align="start" style:justify-single-word="false"/>
      <style:text-properties officeooo:rsid="001b67a5" officeooo:paragraph-rsid="001b67a5"/>
    </style:style>
    <style:style style:name="P26" style:family="paragraph" style:parent-style-name="Table_20_Contents">
      <style:paragraph-properties fo:text-align="start" style:justify-single-word="false"/>
      <style:text-properties officeooo:rsid="001d2f3b" officeooo:paragraph-rsid="001d2f3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officeooo:rsid="0018156d" style:font-weight-asian="normal" style:font-weight-complex="normal"/>
    </style:style>
    <style:style style:name="T3" style:family="text">
      <style:text-properties style:text-underline-style="none" fo:font-weight="normal" officeooo:rsid="001aa842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8156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b67a5" style:font-weight-asian="bold" style:font-weight-complex="bold"/>
    </style:style>
    <style:style style:name="T7" style:family="text">
      <style:text-properties officeooo:rsid="0018ff89"/>
    </style:style>
    <style:style style:name="T8" style:family="text">
      <style:text-properties officeooo:rsid="001aa842"/>
    </style:style>
    <style:style style:name="T9" style:family="text">
      <style:text-properties officeooo:rsid="001e912e"/>
    </style:style>
    <style:style style:name="T10" style:family="text">
      <style:text-properties officeooo:rsid="00219a9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lentine Rutto</text:p>
      <text:p text:style-name="P1">c026-01-0532/13</text:p>
      <text:p text:style-name="P1">Software Engineering.</text:p>
      <text:p text:style-name="P2"/>
      <text:p text:style-name="P4">PROBLEM STATEMENT</text:p>
      <text:p text:style-name="P10">The growth of Chamas and Investment club in East Africa has grown tremendously since the 90s. </text:p>
      <text:p text:style-name="P10">The estimate <text:span text:style-name="T7">number </text:span>of <text:span text:style-name="T7">chamas in kenya according to Wikipedia is </text:span>300<text:span text:style-name="T7">000 worth USD3.4billion.</text:span> <text:s/></text:p>
      <text:p text:style-name="P10"><text:span text:style-name="T7">These</text:span> chamas have <text:span text:style-name="T7">a common goal</text:span>; to improve there financial <text:span text:style-name="T7">status</text:span>. But this is not easy, currently there is limited access to this investment opportunities, lack of proper guidance on where and what to invest <text:span text:style-name="T7">in </text:span>so as to maximize the returns and difficulties in verifying the legitimacy of this investment opportunities.</text:p>
      <text:p text:style-name="P10"/>
      <text:p text:style-name="P4">SOLUTION</text:p>
      <text:p text:style-name="P19">CHAMA-CONNECT</text:p>
      <text:p text:style-name="P19">“connecting chamas to investment markets”</text:p>
      <text:p text:style-name="P20">CHAMA-CONNECT <text:span text:style-name="T1">is a mobile application that provides information on investment opportunities categorised per market. </text:span></text:p>
      <text:p text:style-name="P20"><text:span text:style-name="T1"/></text:p>
      <text:p text:style-name="P22"><text:span text:style-name="T5">O</text:span><text:span text:style-name="T4">BJECTIVES</text:span></text:p>
      <text:list xml:id="list7929665584804709874" text:style-name="L6">
        <text:list-item>
          <text:p text:style-name="P23"><text:span text:style-name="T3">provide </text:span><text:span text:style-name="T2">legitimate information about the investment opportunities.</text:span></text:p>
        </text:list-item>
      </text:list>
      <text:list xml:id="list7322135212461481516" text:style-name="L4">
        <text:list-item>
          <text:p text:style-name="P9"><text:span text:style-name="T8">To be c</text:span>onvinient and time saver since th<text:span text:style-name="T7">ese</text:span> chamas get opportunities from different marke<text:span text:style-name="T7">t</text:span>s at one <text:s/>place, <text:span text:style-name="T7">like startups, realestate,stocks etc.</text:span></text:p>
        </text:list-item>
        <text:list-item>
          <text:p text:style-name="P8">Chama connect <text:span text:style-name="T8">will </text:span>offer tailored information <text:s/>for the chamas according to there budget.</text:p>
          <text:p text:style-name="P8"/>
          <text:p text:style-name="P8"><text:span text:style-name="T6">SCOPE</text:span></text:p>
        </text:list-item>
      </text:list>
      <text:p text:style-name="P12">ChamaConnect will incoporate companies and organizations from the different markets <text:s/>that the chamas can invest in.</text:p>
      <text:p text:style-name="P21">Timeframe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5">Phase one</text:p>
          </table:table-cell>
          <table:table-cell table:style-name="Table1.A1" office:value-type="string">
            <text:p text:style-name="P25">Market research</text:p>
          </table:table-cell>
          <table:table-cell table:style-name="Table1.C1" office:value-type="string">
            <text:p text:style-name="P25">4weeks</text:p>
          </table:table-cell>
        </table:table-row>
        <table:table-row>
          <table:table-cell table:style-name="Table1.A2" office:value-type="string">
            <text:p text:style-name="P25">Phase two</text:p>
          </table:table-cell>
          <table:table-cell table:style-name="Table1.A2" office:value-type="string">
            <text:p text:style-name="P25">Getting investment pa<text:span text:style-name="T9">r</text:span>tners</text:p>
          </table:table-cell>
          <table:table-cell table:style-name="Table1.C2" office:value-type="string">
            <text:p text:style-name="P25">2weeks</text:p>
          </table:table-cell>
        </table:table-row>
        <table:table-row>
          <table:table-cell table:style-name="Table1.A2" office:value-type="string">
            <text:p text:style-name="P25">Phase three</text:p>
          </table:table-cell>
          <table:table-cell table:style-name="Table1.A2" office:value-type="string">
            <text:p text:style-name="P25">Software development</text:p>
          </table:table-cell>
          <table:table-cell table:style-name="Table1.C2" office:value-type="string">
            <text:p text:style-name="P26">4weeks</text:p>
          </table:table-cell>
        </table:table-row>
      </table:table>
      <text:p text:style-name="P21"/>
      <text:p text:style-name="P5">MARKET SIZE</text:p>
      <text:p text:style-name="P13">source: kenya demographic profile and the emerging affluence profile 2015</text:p>
      <text:p text:style-name="P13"/>
      <text:p text:style-name="P13">My market size is 264k for chamas with 10 members.</text:p>
      <text:p text:style-name="P5">MARKET STRATEGY</text:p>
      <text:p text:style-name="P13">I will get to the chama market by :</text:p>
      <text:list xml:id="list1497766720379740982" text:style-name="L7">
        <text:list-item>
          <text:p text:style-name="P14">Offering free workshops on best bussiness and investment stategy</text:p>
        </text:list-item>
        <text:list-item>
          <text:p text:style-name="P14">offering networking events between investment clubs <text:span text:style-name="T10">and the ticket to the event will be to open a chama-connect account.</text:span></text:p>
        </text:list-item>
      </text:list>
      <text:p text:style-name="P15">I will get information <text:s/>by:</text:p>
      <text:list xml:id="list22592044338994987" text:style-name="L8">
        <text:list-item>
          <text:p text:style-name="P16">patnering with realestate agents, startups and companies to use their information <text:s/>on my application.</text:p>
        </text:list-item>
        <text:list-item>
          <text:p text:style-name="P16">Individuals who want their investment opportunities to be listed can apply for it.</text:p>
        </text:list-item>
      </text:list>
      <text:p text:style-name="P6">REVENUE OPPORTUNITY</text:p>
      <text:list xml:id="list2137180980149513416" text:style-name="L9">
        <text:list-item>
          <text:p text:style-name="P17">Earning from listing commisions.</text:p>
        </text:list-item>
      </text:list>
      <text:p text:style-name="P6"><text:soft-page-break/>CONCLUSION</text:p>
      <text:p text:style-name="P18">Chama Connect will provide legitimate information about investment opportunities and give some small tips on the best ways to invest as a form of email.</text:p>
      <text:p text:style-name="P18"/>
      <text:p text:style-name="P21"/>
      <text:p text:style-name="P11"/>
      <text:list xml:id="list142938613224294" text:continue-list="list7322135212461481516" text:style-name="L4">
        <text:list-header>
          <text:p text:style-name="P7"/>
        </text:list-header>
      </text:list>
      <text:p text:style-name="P3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8T12:33:40.703875537</meta:creation-date>
    <meta:generator>LibreOffice/4.2.8.2$Linux_X86_64 LibreOffice_project/420m0$Build-2</meta:generator>
    <dc:date>2016-06-28T14:29:36.669949479</dc:date>
    <meta:editing-duration>PT1H49M57S</meta:editing-duration>
    <meta:editing-cycles>5</meta:editing-cycles>
    <meta:document-statistic meta:table-count="1" meta:image-count="0" meta:object-count="0" meta:page-count="3" meta:paragraph-count="43" meta:word-count="322" meta:character-count="2103" meta:non-whitespace-character-count="1824"/>
  </office:meta>
</office:document-meta>
</file>